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  <style:text-properties style:font-name-asian="Calibri" style:font-name-complex="Calibri" fo:font-size="36pt" style:font-size-asian="36pt"/>
    </style:style>
    <style:style style:name="P2" style:parent-style-name="Normal" style:family="paragraph">
      <style:paragraph-properties fo:text-align="center" fo:margin-bottom="0.1388in" fo:line-height="115%"/>
    </style:style>
    <style:style style:name="T3" style:parent-style-name="DefaultParagraphFont" style:family="text">
      <style:text-properties style:font-name-asian="Calibri" style:font-name-complex="Calibri" fo:font-size="36pt" style:font-size-asian="36pt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mputer networks</text:p>
      <text:p text:style-name="P2"><text:span text:style-name="T3">Tcp udp exploration</text:span></text:p>
      <text:p text:style-name="P4"><draw:frame draw:z-index="251658240" draw:id="id0" draw:style-name="a0" draw:name="Picture 1" text:anchor-type="as-char" svg:x="0in" svg:y="0in" svg:width="5.76597in" svg:height="3.2402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5"><draw:frame draw:z-index="251658240" draw:id="id1" draw:style-name="a1" draw:name="Picture 2" text:anchor-type="as-char" svg:x="0in" svg:y="0in" svg:width="5.76597in" svg:height="3.240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6"/>
      <text:p text:style-name="P7"><text:span text:style-name="T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6T11:00:00Z</meta:creation-date>
    <dc:date>2022-10-06T11:01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" meta:character-count="94" meta:row-count="1" meta:non-whitespace-character-count="81"/>
  </office:meta>
</office:document-meta>
</file>